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5b1" officeooo:paragraph-rsid="00164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no un file picco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6:33:28.519356246</meta:creation-date>
    <dc:date>2021-07-06T16:34:02.506394413</dc:date>
    <meta:editing-duration>PT34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6.4.7.2$Linux_X86_64 LibreOffice_project/40$Build-2</meta:generator>
  </office:meta>
</office:document-meta>
</file>